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4" style:family="paragraph" style:parent-style-name="Standard" style:list-style-name="L2">
      <style:text-properties style:font-name="Times New Roman"/>
    </style:style>
    <style:style style:name="P5" style:family="paragraph" style:parent-style-name="Standard" style:list-style-name="L3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 style:list-style-name="L4">
      <style:text-properties style:font-name="Times New Roman"/>
    </style:style>
    <style:style style:name="P8" style:family="paragraph" style:parent-style-name="Standard">
      <style:text-properties style:font-name="Times New Roman" fo:font-style="normal" style:font-style-asian="normal" style:font-style-complex="normal"/>
    </style:style>
    <style:style style:name="P9" style:family="paragraph" style:parent-style-name="Standard" style:list-style-name="L5">
      <style:text-properties style:font-name="Times New Roman" fo:font-style="normal" style:font-style-asian="normal" style:font-style-complex="normal"/>
    </style:style>
    <style:style style:name="P10" style:family="paragraph" style:parent-style-name="Standard" style:list-style-name="L6">
      <style:text-properties style:font-name="Times New Roman"/>
    </style:style>
    <style:style style:name="P11" style:family="paragraph" style:parent-style-name="Standard" style:list-style-name="L7">
      <style:text-properties style:font-name="Times New Roman"/>
    </style:style>
    <style:style style:name="P12" style:family="paragraph" style:parent-style-name="Standard" style:list-style-name="L8">
      <style:text-properties style:font-name="Times New Roman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Standard" style:list-style-name="L9">
      <style:text-properties style:font-name="Times New Roman" fo:font-weight="normal" style:font-weight-asian="normal" style:font-weight-complex="normal"/>
    </style:style>
    <style:style style:name="P15" style:family="paragraph" style:parent-style-name="Standard" style:list-style-name="L10">
      <style:text-properties style:font-name="Times New Roman" fo:font-weight="normal" style:font-weight-asian="normal" style:font-weight-complex="normal"/>
    </style:style>
    <style:style style:name="P16" style:family="paragraph" style:parent-style-name="Standard" style:list-style-name="L11">
      <style:text-properties style:font-name="Times New Roman" fo:font-weight="normal" style:font-weight-asian="normal" style:font-weight-complex="normal"/>
    </style:style>
    <style:style style:name="P17" style:family="paragraph" style:parent-style-name="Standard" style:list-style-name="L12">
      <style:text-properties style:font-name="Times New Roman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(" style:num-suffix=")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(" style:num-suffix=")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(" style:num-suffix=")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prefix="(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(" style:num-suffix=")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prefix="(" style:num-suffix=")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prefix="(" style:num-suffix=")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(" style:num-suffix=")" style:num-format="1" text:start-value="9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(" style:num-suffix=")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(" style:num-suffix=")" style:num-format="1" text:start-value="1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ynamique du sac à dos à charge suspendue.</text:h>
      <text:p text:style-name="P2"/>
      <text:p text:style-name="P3">Equations géometriques.</text:p>
      <text:p text:style-name="P2"/>
      <text:p text:style-name="P2">Par observation géometrique du schéma cinématique du système, on trouve :</text:p>
      <text:p text:style-name="P2"/>
      <text:list text:style-name="L2">
        <text:list-item>
          <text:p text:style-name="P4"><draw:frame draw:style-name="fr1" draw:name="Objet11" text:anchor-type="as-char" svg:width="4.112cm" svg:height="0.561cm" draw:z-index="4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4"><draw:frame draw:style-name="fr1" draw:name="Objet13" text:anchor-type="as-char" svg:width="4.53cm" svg:height="0.561cm" draw:z-index="7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2"/>
      <text:p text:style-name="P2">L'analyse du fonctionement du réducteur, de rapport<draw:frame draw:style-name="fr1" draw:name="Objet4" text:anchor-type="as-char" svg:width="0.626cm" svg:height="0.531cm" draw:z-index="8"><draw:object xlink:href="./Object 4" xlink:type="simple" xlink:show="embed" xlink:actuate="onLoad"/><draw:image xlink:href="./ObjectReplacements/Object 4" xlink:type="simple" xlink:show="embed" xlink:actuate="onLoad"/></draw:frame>nous permet d'écrire :</text:p>
      <text:p text:style-name="P2"/>
      <text:list text:style-name="L3">
        <text:list-item>
          <text:p text:style-name="P5"><draw:frame draw:style-name="fr1" draw:name="Objet2" text:anchor-type="as-char" svg:width="3.205cm" svg:height="1.136cm" draw:z-index="9"><draw:object xlink:href="./Object 2" xlink:type="simple" xlink:show="embed" xlink:actuate="onLoad"/><draw:image xlink:href="./ObjectReplacements/Object 2" xlink:type="simple" xlink:show="embed" xlink:actuate="onLoad"/></draw:frame></text:p>
          <text:p text:style-name="P5"><draw:frame draw:style-name="fr1" draw:name="Objet14" text:anchor-type="as-char" svg:width="3.48cm" svg:height="1.136cm" draw:z-index="11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5"/>
        </text:list-item>
      </text:list>
      <text:p text:style-name="P2"/>
      <text:p text:style-name="P2"/>
      <text:p text:style-name="P3">Equations mécaniques.</text:p>
      <text:p text:style-name="P6"/>
      <text:p text:style-name="P2">On néglige les masses des différentes pièces du système devant la masse <text:span text:style-name="T1">m</text:span> de la charge.</text:p>
      <text:p text:style-name="P2"/>
      <text:p text:style-name="P2">Le bilan des forces appliqué à la charge donne, en projection selon <draw:frame draw:style-name="fr1" draw:name="Objet23" text:anchor-type="as-char" svg:width="0.697cm" svg:height="0.526cm" draw:z-index="10"><draw:object xlink:href="./Object 23" xlink:type="simple" xlink:show="embed" xlink:actuate="onLoad"/><draw:image xlink:href="./ObjectReplacements/Object 23" xlink:type="simple" xlink:show="embed" xlink:actuate="onLoad"/></draw:frame> :</text:p>
      <text:p text:style-name="P2"/>
      <text:list text:style-name="L4">
        <text:list-item>
          <text:p text:style-name="P7"><draw:frame draw:style-name="fr1" draw:name="Objet1" text:anchor-type="as-char" svg:width="5.503cm" svg:height="0.54cm" draw:z-index="12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"><draw:frame draw:style-name="fr1" draw:name="Objet15" text:anchor-type="as-char" svg:width="6.541cm" svg:height="0.591cm" draw:z-index="13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2"/>
      <text:p text:style-name="P2">Le poids <text:span text:style-name="T1">P</text:span><text:span text:style-name="T2"> a pour expression, dans le champ de pesanteur </text:span><text:span text:style-name="T1"><draw:frame draw:style-name="fr1" draw:name="Objet24" text:anchor-type="as-char" svg:width="0.457cm" svg:height="0.467cm" draw:z-index="14"><draw:object xlink:href="./Object 24" xlink:type="simple" xlink:show="embed" xlink:actuate="onLoad"/><draw:image xlink:href="./ObjectReplacements/Object 24" xlink:type="simple" xlink:show="embed" xlink:actuate="onLoad"/></draw:frame></text:span><text:span text:style-name="T2"> :</text:span></text:p>
      <text:p text:style-name="P8"/>
      <text:list text:style-name="L5">
        <text:list-item>
          <text:p text:style-name="P9"><draw:frame draw:style-name="fr1" draw:name="Objet6" text:anchor-type="as-char" svg:width="1.884cm" svg:height="0.467cm" draw:z-index="1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"/>
      <text:p text:style-name="P2">On trouve, par dérivation de (2) par rapport à <text:span text:style-name="T1">t</text:span> :</text:p>
      <text:p text:style-name="P2"/>
      <text:list text:style-name="L6">
        <text:list-item>
          <text:p text:style-name="P10"><draw:frame draw:style-name="fr1" draw:name="Objet3" text:anchor-type="as-char" svg:width="2.783cm" svg:height="1.164cm" draw:z-index="0"><draw:object xlink:href="./Object 3" xlink:type="simple" xlink:show="embed" xlink:actuate="onLoad"/><draw:image xlink:href="./ObjectReplacements/Object 3" xlink:type="simple" xlink:show="embed" xlink:actuate="onLoad"/></draw:frame></text:p>
          <text:p text:style-name="P10"><draw:frame draw:style-name="fr1" draw:name="Objet16" text:anchor-type="as-char" svg:width="3.485cm" svg:height="1.155cm" draw:z-index="16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P2"/>
      <text:p text:style-name="P2">La force exercée par le ressort supposé linéaire de raideur <text:span text:style-name="T1">k</text:span> s'écrit :</text:p>
      <text:p text:style-name="P2"/>
      <text:list text:style-name="L7">
        <text:list-item>
          <text:p text:style-name="P11"><draw:frame draw:style-name="fr1" draw:name="Objet5" text:anchor-type="as-char" svg:width="3.298cm" svg:height="0.561cm" draw:z-index="1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1"><draw:frame draw:style-name="fr1" draw:name="Objet17" text:anchor-type="as-char" svg:width="3.575cm" svg:height="0.561cm" draw:z-index="17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p text:style-name="P2"/>
      <text:p text:style-name="P2">Le couple appliqué à la génératrice se déduit de la résultante qui lui est appliqué au niveau de la roue dentée :</text:p>
      <text:p text:style-name="P2"/>
      <text:list text:style-name="L8">
        <text:list-item>
          <text:p text:style-name="P12"><draw:frame draw:style-name="fr1" draw:name="Objet12" text:anchor-type="as-char" svg:width="3.874cm" svg:height="0.529cm" draw:z-index="18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12"><draw:frame draw:style-name="fr1" draw:name="Objet18" text:anchor-type="as-char" svg:width="4.154cm" svg:height="0.529cm" draw:z-index="19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2"/>
      <text:p text:style-name="P3">Equations du moteur à courant continu.</text:p>
      <text:p text:style-name="P13"/>
      <text:p text:style-name="P13">La génératrice à courant continu est semblable au moteur à courant continu. Pour l'étude de celle-ci, on utilise donc les mêmes méthodes que pour l'étude du moteur.</text:p>
      <text:p text:style-name="P13"/>
      <text:p text:style-name="P13">Equation électrique obtenue par la loi des mailles :</text:p>
      <text:p text:style-name="P13"/>
      <text:list text:style-name="L9">
        <text:list-item>
          <text:p text:style-name="P14"><draw:frame draw:style-name="fr1" draw:name="Objet7" text:anchor-type="as-char" svg:width="5.906cm" svg:height="0.529cm" draw:z-index="2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4"><draw:frame draw:style-name="fr1" draw:name="Objet19" text:anchor-type="as-char" svg:width="5.394cm" svg:height="0.531cm" draw:z-index="21"><draw:object xlink:href="./Object 19" xlink:type="simple" xlink:show="embed" xlink:actuate="onLoad"/><draw:image xlink:href="./ObjectReplacements/Object 19" xlink:type="simple" xlink:show="embed" xlink:actuate="onLoad"/></draw:frame></text:p>
        </text:list-item>
      </text:list>
      <text:p text:style-name="P13"/>
      <text:p text:style-name="P13">Equation de couple :</text:p>
      <text:p text:style-name="P13"/>
      <text:list text:style-name="L10">
        <text:list-item>
          <text:p text:style-name="P15"><draw:frame draw:style-name="fr1" draw:name="Objet8" text:anchor-type="as-char" svg:width="3.037cm" svg:height="0.542cm" draw:z-index="3"><draw:object xlink:href="./Object 8" xlink:type="simple" xlink:show="embed" xlink:actuate="onLoad"/><draw:image xlink:href="./ObjectReplacements/Object 8" xlink:type="simple" xlink:show="embed" xlink:actuate="onLoad"/></draw:frame></text:p>
          <text:p text:style-name="P15"><draw:frame draw:style-name="fr1" draw:name="Objet20" text:anchor-type="as-char" svg:width="3.314cm" svg:height="0.542cm" draw:z-index="22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p text:style-name="P13"/>
      <text:p text:style-name="P13">Equation de f.e.m. :</text:p>
      <text:p text:style-name="P13"/>
      <text:list text:style-name="L11">
        <text:list-item>
          <text:p text:style-name="P16"><draw:frame draw:style-name="fr1" draw:name="Objet9" text:anchor-type="as-char" svg:width="3.127cm" svg:height="0.542cm" draw:z-index="5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6"><draw:frame draw:style-name="fr1" draw:name="Objet21" text:anchor-type="as-char" svg:width="3.404cm" svg:height="0.542cm" draw:z-index="23"><draw:object xlink:href="./Object 21" xlink:type="simple" xlink:show="embed" xlink:actuate="onLoad"/><draw:image xlink:href="./ObjectReplacements/Object 21" xlink:type="simple" xlink:show="embed" xlink:actuate="onLoad"/></draw:frame></text:p>
        </text:list-item>
      </text:list>
      <text:p text:style-name="Standard"/>
      <text:p text:style-name="Standard">Equation de dynamique du rotor du générateur, en considerant les liaisons comme parfaites :</text:p>
      <text:p text:style-name="Standard"/>
      <text:list text:style-name="L12">
        <text:list-item>
          <text:p text:style-name="P17"><draw:frame draw:style-name="fr1" draw:name="Objet10" text:anchor-type="as-char" svg:width="4.992cm" svg:height="0.554cm" draw:z-index="6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17"><draw:frame draw:style-name="fr1" draw:name="Objet22" text:anchor-type="as-char" svg:width="5.83cm" svg:height="0.542cm" draw:z-index="20"><draw:object xlink:href="./Object 22" xlink:type="simple" xlink:show="embed" xlink:actuate="onLoad"/><draw:image xlink:href="./ObjectReplacements/Object 22" xlink:type="simple" xlink:show="embed" xlink:actuate="onLoad"/></draw:frame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Vincent</meta:initial-creator>
    <meta:creation-date>2006-05-22T08:53:11</meta:creation-date>
    <dc:creator>Vincent</dc:creator>
    <dc:date>2006-05-25T20:26:10</dc:date>
    <dc:language>fr-FR</dc:language>
    <meta:editing-cycles>30</meta:editing-cycles>
    <meta:editing-duration>PT2H22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4" meta:page-count="4" meta:paragraph-count="38" meta:word-count="175" meta:character-count="109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⋅</math:mo>
        <math:msub>
          <math:mover math:accent="true">
            <math:mi>Z</math:mi>
            <math:mo math:stretchy="false">¨</math:mo>
          </math:mover>
          <math:mi math:fontstyle="italic">sac</math:mi>
        </math:msub>
      </math:mrow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F</math:mi>
          <math:mi math:fontstyle="italic">res</math:mi>
        </math:msub>
      </math:mrow>
      <math:mrow>
        <math:mrow>
          <math:mo math:stretchy="false"></math:mo>
          <math:mi>t</math:mi>
          <math:mo math:stretchy="false"></math:mo>
        </math:mrow>
        <math:mo math:stretchy="false"></math:mo>
        <math:msub>
          <math:mi>F</math:mi>
          <math:mi math:fontstyle="italic">gen</math:mi>
        </math:msub>
      </math:mrow>
      <math:mrow>
        <math:mrow>
          <math:mo math:stretchy="false"></math:mo>
          <math:mi>t</math:mi>
          <math:mo math:stretchy="false"></math:mo>
        </math:mrow>
        <math:mo math:stretchy="false"></math:mo>
        <math:mi>P</math:mi>
      </math:mrow>
    </math:mrow>
    <math:annotation math:encoding="StarMath 5.0">m cdot {ddot Z}_sac(t) = F_res(t) + F_gen(t) + P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row>
        <math:mrow>
          <math:mo math:stretchy="false"></math:mo>
          <math:mi>t</math:mi>
          <math:mo math:stretchy="false"></math:mo>
        </math:mrow>
        <math:mo math:stretchy="false">−</math:mo>
        <math:msub>
          <math:mi>C</math:mi>
          <math:mi math:fontstyle="italic">elec</math:mi>
        </math:msub>
      </math:mrow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i>J</math:mi>
          <math:mo math:stretchy="false">⋅</math:mo>
          <math:msub>
            <math:mover math:accent="true">
              <math:mo math:stretchy="false"></math:mo>
              <math:mo math:stretchy="false">˙</math:mo>
            </math:mover>
            <math:mi math:fontstyle="italic">gen</math:mi>
          </math:msub>
        </math:mrow>
      </math:mrow>
      <math:mrow>
        <math:mo math:stretchy="false"></math:mo>
        <math:mi>t</math:mi>
        <math:mo math:stretchy="false"></math:mo>
      </math:mrow>
    </math:mrow>
    <math:annotation math:encoding="StarMath 5.0">C_gen(t) - C_elec(t)=J cdot {dot %OMEGA}_gen(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o math:stretchy="false"></math:mo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i>Z</math:mi>
          <math:mi math:fontstyle="italic">sac</math:mi>
        </math:msub>
      </math:mrow>
      <math:mrow>
        <math:mrow>
          <math:mo math:stretchy="false"></math:mo>
          <math:mi>t</math:mi>
          <math:mo math:stretchy="false"></math:mo>
        </math:mrow>
        <math:mo math:stretchy="false">−</math:mo>
        <math:msub>
          <math:mi>Z</math:mi>
          <math:mi math:fontstyle="italic">dos</math:mi>
        </math:msub>
      </math:mrow>
      <math:mrow>
        <math:mo math:stretchy="false"></math:mo>
        <math:mi>t</math:mi>
        <math:mo math:stretchy="false"></math:mo>
      </math:mrow>
    </math:mrow>
    <math:annotation math:encoding="StarMath 5.0">Z_%varepsilon(t) = Z_sac(t) - Z_dos(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sub>
            <math:mi>R</math:mi>
            <math:mi math:fontstyle="italic">roue</math:mi>
          </math:msub>
          <math:mo math:stretchy="false">⋅</math:mo>
          <math:mrow>
            <math:msub>
              <math:mi>F</math:mi>
              <math:mi math:fontstyle="italic">gen</math:mi>
            </math:msub>
            <math:mrow>
              <math:mo math:stretchy="false"></math:mo>
              <math:mi>t</math:mi>
              <math:mo math:stretchy="false"></math:mo>
            </math:mrow>
          </math:mrow>
        </math:mrow>
      </math:mrow>
    </math:mrow>
    <math:annotation math:encoding="StarMath 5.0">C_gen(t) = R_roue cdot {F_gen(t)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o math:stretchy="false"></math:mo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sub>
          <math:mi>Z</math:mi>
          <math:mi math:fontstyle="italic">sac</math:mi>
        </math:msub>
      </math:mrow>
      <math:mrow>
        <math:mrow>
          <math:mo math:stretchy="false"></math:mo>
          <math:mi>p</math:mi>
          <math:mo math:stretchy="false"></math:mo>
        </math:mrow>
        <math:mo math:stretchy="false">−</math:mo>
        <math:msub>
          <math:mi>Z</math:mi>
          <math:mi math:fontstyle="italic">dos</math:mi>
        </math:msub>
      </math:mrow>
      <math:mrow>
        <math:mo math:stretchy="false"></math:mo>
        <math:mi>p</math:mi>
        <math:mo math:stretchy="false"></math:mo>
      </math:mrow>
    </math:mrow>
    <math:annotation math:encoding="StarMath 5.0">Z_%varepsilon(p) = Z_sac(p) - Z_dos(p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gen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frac>
          <math:mrow>
            <math:msub>
              <math:mo math:stretchy="false"></math:mo>
              <math:mi math:fontstyle="italic">roue</math:mi>
            </math:msub>
            <math:mrow>
              <math:mo math:stretchy="false"></math:mo>
              <math:mi>p</math:mi>
              <math:mo math:stretchy="false"></math:mo>
            </math:mrow>
          </math:mrow>
          <math:msub>
            <math:mi>C</math:mi>
            <math:mi>r</math:mi>
          </math:msub>
        </math:mfrac>
      </math:mrow>
    </math:mrow>
    <math:annotation math:encoding="StarMath 5.0">%OMEGA_gen(p)={%OMEGA_roue(p)} over C_r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m</math:mi>
          <math:mo math:stretchy="false">⋅</math:mo>
          <math:msup>
            <math:mi>p</math:mi>
            <math:mn>2 </math:mn>
          </math:msup>
        </math:mrow>
        <math:mo math:stretchy="false">⋅</math:mo>
        <math:msub>
          <math:mi>Z</math:mi>
          <math:mi math:fontstyle="italic">sac</math:mi>
        </math:msub>
      </math:mrow>
      <math:mrow>
        <math:mrow>
          <math:mo math:stretchy="false"></math:mo>
          <math:mi>p</math:mi>
          <math:mo math:stretchy="false"></math:mo>
        </math:mrow>
        <math:mo math:stretchy="false">=</math:mo>
        <math:msub>
          <math:mi>F</math:mi>
          <math:mi math:fontstyle="italic">res</math:mi>
        </math:msub>
      </math:mrow>
      <math:mrow>
        <math:mrow>
          <math:mo math:stretchy="false"></math:mo>
          <math:mi>p</math:mi>
          <math:mo math:stretchy="false"></math:mo>
        </math:mrow>
        <math:mo math:stretchy="false"></math:mo>
        <math:msub>
          <math:mi>F</math:mi>
          <math:mi math:fontstyle="italic">gen</math:mi>
        </math:msub>
      </math:mrow>
      <math:mrow>
        <math:mrow>
          <math:mo math:stretchy="false"></math:mo>
          <math:mi>p</math:mi>
          <math:mo math:stretchy="false"></math:mo>
        </math:mrow>
        <math:mo math:stretchy="false"></math:mo>
        <math:mi>P</math:mi>
      </math:mrow>
    </math:mrow>
    <math:annotation math:encoding="StarMath 5.0">m cdot p^2 cdot {Z}_sac(p) = F_res(p) + F_gen(p) + P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gen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frac>
          <math:mrow>
            <math:mrow>
              <math:mi>p</math:mi>
              <math:mo math:stretchy="false">⋅</math:mo>
              <math:msub>
                <math:mi>Z</math:mi>
                <math:mo math:stretchy="false"></math:mo>
              </math:msub>
            </math:mrow>
            <math:mrow>
              <math:mo math:stretchy="false"></math:mo>
              <math:mi>p</math:mi>
              <math:mo math:stretchy="false"></math:mo>
            </math:mrow>
          </math:mrow>
          <math:msub>
            <math:mi>R</math:mi>
            <math:mi math:fontstyle="italic">roue</math:mi>
          </math:msub>
        </math:mfrac>
      </math:mrow>
    </math:mrow>
    <math:annotation math:encoding="StarMath 5.0">%OMEGA_gen(p)={p cdot {Z}_%varepsilon(p)} over R_rou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res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row>
            <math:mo math:stretchy="false">−</math:mo>
            <math:mi>k</math:mi>
          </math:mrow>
          <math:mo math:stretchy="false">⋅</math:mo>
          <math:msub>
            <math:mi>Z</math:mi>
            <math:mo math:stretchy="false"></math:mo>
          </math:msub>
        </math:mrow>
      </math:mrow>
      <math:mrow>
        <math:mo math:stretchy="false"></math:mo>
        <math:mi>p</math:mi>
        <math:mo math:stretchy="false"></math:mo>
      </math:mrow>
    </math:mrow>
    <math:annotation math:encoding="StarMath 5.0">F_res(p) = -k cdot Z_%varepsilon(p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sub>
            <math:mi>R</math:mi>
            <math:mi math:fontstyle="italic">roue</math:mi>
          </math:msub>
          <math:mo math:stretchy="false">⋅</math:mo>
          <math:mrow>
            <math:msub>
              <math:mi>F</math:mi>
              <math:mi math:fontstyle="italic">gen</math:mi>
            </math:msub>
            <math:mrow>
              <math:mo math:stretchy="false"></math:mo>
              <math:mi>p</math:mi>
              <math:mo math:stretchy="false"></math:mo>
            </math:mrow>
          </math:mrow>
        </math:mrow>
      </math:mrow>
    </math:mrow>
    <math:annotation math:encoding="StarMath 5.0">C_gen(p) = R_roue cdot {F_gen(p)}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</math:mo>
          <math:mi>p</math:mi>
          <math:mo math:stretchy="false"></math:mo>
        </math:mrow>
        <math:mo math:stretchy="false">−</math:mo>
        <math:mrow>
          <math:mrow>
            <math:mo math:stretchy="false"></math:mo>
            <math:mrow>
              <math:mrow>
                <math:mi>R</math:mi>
                <math:mo math:stretchy="false"></math:mo>
                <math:msub>
                  <math:mi>R</math:mi>
                  <math:mi math:fontstyle="italic">ch</math:mi>
                </math:msub>
              </math:mrow>
              <math:mo math:stretchy="false"></math:mo>
              <math:mrow>
                <math:mi>L</math:mi>
                <math:mo math:stretchy="false">⋅</math:mo>
                <math:mi>p</math:mi>
              </math:mrow>
            </math:mrow>
            <math:mo math:stretchy="false"></math:mo>
          </math:mrow>
          <math:mo math:stretchy="false">⋅</math:mo>
          <math:mi>i</math:mi>
        </math:mrow>
      </math:mrow>
      <math:mrow>
        <math:mrow>
          <math:mo math:stretchy="false"></math:mo>
          <math:mi>p</math:mi>
          <math:mo math:stretchy="false"></math:mo>
        </math:mrow>
        <math:mo math:stretchy="false">=</math:mo>
        <math:mn>0</math:mn>
      </math:mrow>
    </math:mrow>
    <math:annotation math:encoding="StarMath 5.0">e(p) - (R+R_ch+L cdot p) cdot i(p) 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gen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frac>
          <math:mrow>
            <math:msub>
              <math:mo math:stretchy="false"></math:mo>
              <math:mi math:fontstyle="italic">roue</math:mi>
            </math:msub>
            <math:mrow>
              <math:mo math:stretchy="false"></math:mo>
              <math:mi>t</math:mi>
              <math:mo math:stretchy="false"></math:mo>
            </math:mrow>
          </math:mrow>
          <math:msub>
            <math:mi>C</math:mi>
            <math:mi>r</math:mi>
          </math:msub>
        </math:mfrac>
      </math:mrow>
    </math:mrow>
    <math:annotation math:encoding="StarMath 5.0">%OMEGA_gen(t)={%OMEGA_roue(t)} over C_r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elec</math:mi>
      </math:msub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sub>
            <math:mo math:stretchy="false"></math:mo>
            <math:mn>0 </math:mn>
          </math:msub>
          <math:mo math:stretchy="false">⋅</math:mo>
          <math:mi>i</math:mi>
        </math:mrow>
      </math:mrow>
      <math:mrow>
        <math:mo math:stretchy="false"></math:mo>
        <math:mi>p</math:mi>
        <math:mo math:stretchy="false"></math:mo>
      </math:mrow>
    </math:mrow>
    <math:annotation math:encoding="StarMath 5.0">C_elec(p) = %PHI_0 cdot i(p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sub>
            <math:mo math:stretchy="false"></math:mo>
            <math:mn>0 </math:mn>
          </math:msub>
          <math:mo math:stretchy="false">⋅</math:mo>
          <math:msub>
            <math:mo math:stretchy="false"></math:mo>
            <math:mi math:fontstyle="italic">gen</math:mi>
          </math:msub>
        </math:mrow>
      </math:mrow>
      <math:mrow>
        <math:mo math:stretchy="false"></math:mo>
        <math:mi>p</math:mi>
        <math:mo math:stretchy="false"></math:mo>
      </math:mrow>
    </math:mrow>
    <math:annotation math:encoding="StarMath 5.0">e(p)=%PHI_0 cdot %OMEGA_gen(p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gen</math:mi>
      </math:msub>
      <math:mrow>
        <math:mrow>
          <math:mo math:stretchy="false"></math:mo>
          <math:mi>p</math:mi>
          <math:mo math:stretchy="false"></math:mo>
        </math:mrow>
        <math:mo math:stretchy="false">−</math:mo>
        <math:msub>
          <math:mi>C</math:mi>
          <math:mi math:fontstyle="italic">elec</math:mi>
        </math:msub>
      </math:mrow>
      <math:mrow>
        <math:mrow>
          <math:mo math:stretchy="false"></math:mo>
          <math:mi>p</math:mi>
          <math:mo math:stretchy="false"></math:mo>
        </math:mrow>
        <math:mo math:stretchy="false">=</math:mo>
        <math:mrow>
          <math:mrow>
            <math:mi>J</math:mi>
            <math:mo math:stretchy="false">⋅</math:mo>
            <math:mi>p</math:mi>
          </math:mrow>
          <math:mo math:stretchy="false">⋅</math:mo>
          <math:msub>
            <math:mo math:stretchy="false"></math:mo>
            <math:mi math:fontstyle="italic">gen</math:mi>
          </math:msub>
        </math:mrow>
      </math:mrow>
      <math:mrow>
        <math:mo math:stretchy="false"></math:mo>
        <math:mi>p</math:mi>
        <math:mo math:stretchy="false"></math:mo>
      </math:mrow>
    </math:mrow>
    <math:annotation math:encoding="StarMath 5.0">C_gen(p) - C_elec(p)=J cdot p cdot  %OMEGA_gen(p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Oz</math:mi>
      <math:mo math:stretchy="false"></math:mo>
    </math:mover>
    <math:annotation math:encoding="StarMath 5.0">widevec Oz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over math:accent="true">
      <math:mi>g</math:mi>
      <math:mo math:stretchy="false"></math:mo>
    </math:mover>
    <math:annotation math:encoding="StarMath 5.0">widevec g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</math:mo>
        <math:mi math:fontstyle="italic">gen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frac>
          <math:mrow>
            <math:msub>
              <math:mover math:accent="true">
                <math:mi>Z</math:mi>
                <math:mo math:stretchy="false">˙</math:mo>
              </math:mover>
              <math:mo math:stretchy="false"></math:mo>
            </math:msub>
            <math:mrow>
              <math:mo math:stretchy="false"></math:mo>
              <math:mi>t</math:mi>
              <math:mo math:stretchy="false"></math:mo>
            </math:mrow>
          </math:mrow>
          <math:msub>
            <math:mi>R</math:mi>
            <math:mi math:fontstyle="italic">roue</math:mi>
          </math:msub>
        </math:mfrac>
      </math:mrow>
    </math:mrow>
    <math:annotation math:encoding="StarMath 5.0">%OMEGA_gen(t)={{dot Z}_%varepsilon(t)} over R_ro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C</math:mi>
      <math:mi>r</math:mi>
    </math:msub>
    <math:annotation math:encoding="StarMath 5.0">C_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res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row>
            <math:mo math:stretchy="false">−</math:mo>
            <math:mi>k</math:mi>
          </math:mrow>
          <math:mo math:stretchy="false">⋅</math:mo>
          <math:msub>
            <math:mi>Z</math:mi>
            <math:mo math:stretchy="false"></math:mo>
          </math:msub>
        </math:mrow>
      </math:mrow>
      <math:mrow>
        <math:mo math:stretchy="false"></math:mo>
        <math:mi>t</math:mi>
        <math:mo math:stretchy="false"></math:mo>
      </math:mrow>
    </math:mrow>
    <math:annotation math:encoding="StarMath 5.0">F_res(t) = -k cdot Z_%varepsilon(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row>
          <math:mo math:stretchy="false">−</math:mo>
          <math:mi>m</math:mi>
        </math:mrow>
        <math:mo math:stretchy="false">⋅</math:mo>
        <math:mi>g</math:mi>
      </math:mrow>
    </math:mrow>
    <math:annotation math:encoding="StarMath 5.0">P=-m cdot g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</math:mo>
          <math:mi>t</math:mi>
          <math:mo math:stretchy="false"></math:mo>
        </math:mrow>
        <math:mo math:stretchy="false">−</math:mo>
        <math:mrow>
          <math:mi>R</math:mi>
          <math:mo math:stretchy="false">⋅</math:mo>
          <math:mi>i</math:mi>
        </math:mrow>
      </math:mrow>
      <math:mrow>
        <math:mrow>
          <math:mo math:stretchy="false"></math:mo>
          <math:mi>t</math:mi>
          <math:mo math:stretchy="false"></math:mo>
        </math:mrow>
        <math:mo math:stretchy="false">−</math:mo>
        <math:mrow>
          <math:mi>L</math:mi>
          <math:mo math:stretchy="false">⋅</math:mo>
          <math:mover math:accent="true">
            <math:mi>i</math:mi>
            <math:mo math:stretchy="false">˙</math:mo>
          </math:mover>
        </math:mrow>
      </math:mrow>
      <math:mrow>
        <math:mrow>
          <math:mo math:stretchy="false"></math:mo>
          <math:mi>t</math:mi>
          <math:mo math:stretchy="false"></math:mo>
        </math:mrow>
        <math:mo math:stretchy="false">−</math:mo>
        <math:mrow>
          <math:msub>
            <math:mi>R</math:mi>
            <math:mi math:fontstyle="italic">ch</math:mi>
          </math:msub>
          <math:mo math:stretchy="false">⋅</math:mo>
          <math:mi>i</math:mi>
        </math:mrow>
      </math:mrow>
      <math:mrow>
        <math:mrow>
          <math:mo math:stretchy="false"></math:mo>
          <math:mi>t</math:mi>
          <math:mo math:stretchy="false"></math:mo>
        </math:mrow>
        <math:mo math:stretchy="false">=</math:mo>
        <math:mn>0</math:mn>
      </math:mrow>
    </math:mrow>
    <math:annotation math:encoding="StarMath 5.0">e(t) - R cdot i(t) - L cdot dot {i}(t) - R_ch cdot i(t) = 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elec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sub>
            <math:mo math:stretchy="false"></math:mo>
            <math:mn>0 </math:mn>
          </math:msub>
          <math:mo math:stretchy="false">⋅</math:mo>
          <math:mi>i</math:mi>
        </math:mrow>
      </math:mrow>
      <math:mrow>
        <math:mo math:stretchy="false"></math:mo>
        <math:mi>t</math:mi>
        <math:mo math:stretchy="false"></math:mo>
      </math:mrow>
    </math:mrow>
    <math:annotation math:encoding="StarMath 5.0">C_elec(t) = %PHI_0 cdot i(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sub>
            <math:mo math:stretchy="false"></math:mo>
            <math:mn>0 </math:mn>
          </math:msub>
          <math:mo math:stretchy="false">⋅</math:mo>
          <math:msub>
            <math:mo math:stretchy="false"></math:mo>
            <math:mi math:fontstyle="italic">gen</math:mi>
          </math:msub>
        </math:mrow>
      </math:mrow>
      <math:mrow>
        <math:mo math:stretchy="false"></math:mo>
        <math:mi>t</math:mi>
        <math:mo math:stretchy="false"></math:mo>
      </math:mrow>
    </math:mrow>
    <math:annotation math:encoding="StarMath 5.0">e(t)=%PHI_0 cdot %OMEGA_gen(t)</math:annotation>
  </math:semantics>
</math:math>
</file>